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07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16.33mm"/>
    </style:style>
    <style:style style:name="co4" style:family="table-column">
      <style:table-column-properties fo:break-before="auto" style:column-width="18.24mm"/>
    </style:style>
    <style:style style:name="co5" style:family="table-column">
      <style:table-column-properties fo:break-before="auto" style:column-width="17.15mm"/>
    </style:style>
    <style:style style:name="co6" style:family="table-column">
      <style:table-column-properties fo:break-before="auto" style:column-width="17.43mm"/>
    </style:style>
    <style:style style:name="co7" style:family="table-column">
      <style:table-column-properties fo:break-before="auto" style:column-width="12.52mm"/>
    </style:style>
    <style:style style:name="co8" style:family="table-column">
      <style:table-column-properties fo:break-before="auto" style:column-width="20.14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8.79mm"/>
    </style:style>
    <style:style style:name="co11" style:family="table-column">
      <style:table-column-properties fo:break-before="auto" style:column-width="19.3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3" table:default-cell-style-name="ce1"/>
        <table:table-column table:style-name="co12" table:number-columns-repeated="1005" table:default-cell-style-name="ce1"/>
        <table:table-row table:style-name="ro1">
          <table:table-cell table:number-columns-repeated="1022"/>
        </table:table-row>
        <table:table-row table:style-name="ro1">
          <table:table-cell table:style-name="Default"/>
          <table:table-cell table:style-name="ce4" office:value-type="float" office:value="0.25" calcext:value-type="float">
            <text:p>0,25</text:p>
          </table:table-cell>
          <table:table-cell table:style-name="Default"/>
          <table:table-cell office:value-type="float" office:value="0.5" calcext:value-type="float">
            <text:p>0,50</text:p>
          </table:table-cell>
          <table:table-cell/>
          <table:table-cell office:value-type="float" office:value="0.4" calcext:value-type="float">
            <text:p>0,40</text:p>
          </table:table-cell>
          <table:table-cell/>
          <table:table-cell office:value-type="float" office:value="0.3" calcext:value-type="float">
            <text:p>0,30</text:p>
          </table:table-cell>
          <table:table-cell table:number-columns-repeated="2"/>
          <table:table-cell table:style-name="Default"/>
          <table:table-cell office:value-type="float" office:value="0.5" calcext:value-type="float">
            <text:p>0,50</text:p>
          </table:table-cell>
          <table:table-cell/>
          <table:table-cell office:value-type="float" office:value="0.4" calcext:value-type="float">
            <text:p>0,40</text:p>
          </table:table-cell>
          <table:table-cell/>
          <table:table-cell office:value-type="float" office:value="0.3" calcext:value-type="float">
            <text:p>0,3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5" office:value-type="string" calcext:value-type="string">
            <text:p>const</text:p>
          </table:table-cell>
          <table:table-cell table:style-name="ce5" office:value-type="string" calcext:value-type="string">
            <text:p>Mittel</text:p>
          </table:table-cell>
          <table:table-cell table:style-name="ce5" office:value-type="string" calcext:value-type="string">
            <text:p>1/n</text:p>
          </table:table-cell>
          <table:table-cell table:style-name="ce5" office:value-type="string" calcext:value-type="string">
            <text:p>Mittel</text:p>
          </table:table-cell>
          <table:table-cell table:style-name="ce5" office:value-type="string" calcext:value-type="string">
            <text:p>1/n</text:p>
          </table:table-cell>
          <table:table-cell table:style-name="ce5" office:value-type="string" calcext:value-type="string">
            <text:p>Mittel</text:p>
          </table:table-cell>
          <table:table-cell table:style-name="ce5" office:value-type="string" calcext:value-type="string">
            <text:p>1/n</text:p>
          </table:table-cell>
          <table:table-cell table:style-name="ce5" office:value-type="string" calcext:value-type="string">
            <text:p>Mittel</text:p>
          </table:table-cell>
          <table:table-cell table:style-name="ce5"/>
          <table:table-cell table:style-name="ce2" office:value-type="string" calcext:value-type="string">
            <text:p>n</text:p>
          </table:table-cell>
          <table:table-cell table:style-name="ce5" office:value-type="string" calcext:value-type="string">
            <text:p>1/(n*n)</text:p>
          </table:table-cell>
          <table:table-cell table:style-name="ce5" office:value-type="string" calcext:value-type="string">
            <text:p>Mittel</text:p>
          </table:table-cell>
          <table:table-cell table:style-name="ce5" office:value-type="string" calcext:value-type="string">
            <text:p>1/(n*n)</text:p>
          </table:table-cell>
          <table:table-cell table:style-name="ce5" office:value-type="string" calcext:value-type="string">
            <text:p>Mittel</text:p>
          </table:table-cell>
          <table:table-cell table:style-name="ce5" office:value-type="string" calcext:value-type="string">
            <text:p>1/(n*n)</text:p>
          </table:table-cell>
          <table:table-cell table:style-name="ce5" office:value-type="string" calcext:value-type="string">
            <text:p>Mittel</text:p>
          </table:table-cell>
          <table:table-cell table:style-name="ce5" table:number-columns-repeated="100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formula="of:=[.B$2]" office:value-type="float" office:value="0.25" calcext:value-type="float">
            <text:p>0,25</text:p>
          </table:table-cell>
          <table:table-cell/>
          <table:table-cell table:formula="of:=1/[.$A4]*[.D$2]" office:value-type="float" office:value="0.5" calcext:value-type="float">
            <text:p>0,50</text:p>
          </table:table-cell>
          <table:table-cell/>
          <table:table-cell table:formula="of:=1/[.$A4]*[.F$2]" office:value-type="float" office:value="0.4" calcext:value-type="float">
            <text:p>0,40</text:p>
          </table:table-cell>
          <table:table-cell/>
          <table:table-cell table:formula="of:=1/[.$A4]*[.H$2]" office:value-type="float" office:value="0.3" calcext:value-type="float">
            <text:p>0,30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formula="of:=1/([.$A4]*[.$A4])*[.L$2]" office:value-type="float" office:value="0.5" calcext:value-type="float">
            <text:p>0,50</text:p>
          </table:table-cell>
          <table:table-cell/>
          <table:table-cell table:formula="of:=1/([.$A4]*[.$A4])*[.N$2]" office:value-type="float" office:value="0.4" calcext:value-type="float">
            <text:p>0,40</text:p>
          </table:table-cell>
          <table:table-cell/>
          <table:table-cell table:formula="of:=1/([.$A4]*[.$A4])*[.P$2]" office:value-type="float" office:value="0.3" calcext:value-type="float">
            <text:p>0,30</text:p>
          </table:table-cell>
          <table:table-cell table:number-columns-repeated="100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formula="of:=[.B$2]" office:value-type="float" office:value="0.25" calcext:value-type="float">
            <text:p>0,25</text:p>
          </table:table-cell>
          <table:table-cell table:formula="of:=AVERAGE([.B$4:.B5])" office:value-type="float" office:value="0.25" calcext:value-type="float">
            <text:p>0,25</text:p>
          </table:table-cell>
          <table:table-cell table:formula="of:=1/[.$A5]*[.D$2]" office:value-type="float" office:value="0.25" calcext:value-type="float">
            <text:p>0,25</text:p>
          </table:table-cell>
          <table:table-cell table:formula="of:=AVERAGE([.D$4:.D5])" office:value-type="float" office:value="0.375" calcext:value-type="float">
            <text:p>0,38</text:p>
          </table:table-cell>
          <table:table-cell table:formula="of:=1/[.$A5]*[.F$2]" office:value-type="float" office:value="0.2" calcext:value-type="float">
            <text:p>0,20</text:p>
          </table:table-cell>
          <table:table-cell table:formula="of:=AVERAGE([.F$4:.F5])" office:value-type="float" office:value="0.3" calcext:value-type="float">
            <text:p>0,30</text:p>
          </table:table-cell>
          <table:table-cell table:formula="of:=1/[.$A5]*[.H$2]" office:value-type="float" office:value="0.15" calcext:value-type="float">
            <text:p>0,15</text:p>
          </table:table-cell>
          <table:table-cell table:formula="of:=AVERAGE([.H$4:.H5])" office:value-type="float" office:value="0.225" calcext:value-type="float">
            <text:p>0,23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formula="of:=1/([.$A5]*[.$A5])*[.L$2]" office:value-type="float" office:value="0.125" calcext:value-type="float">
            <text:p>0,13</text:p>
          </table:table-cell>
          <table:table-cell table:formula="of:=AVERAGE([.L$4:.L5])" office:value-type="float" office:value="0.3125" calcext:value-type="float">
            <text:p>0,31</text:p>
          </table:table-cell>
          <table:table-cell table:formula="of:=1/([.$A5]*[.$A5])*[.N$2]" office:value-type="float" office:value="0.1" calcext:value-type="float">
            <text:p>0,10</text:p>
          </table:table-cell>
          <table:table-cell table:formula="of:=AVERAGE([.N$4:.N5])" office:value-type="float" office:value="0.25" calcext:value-type="float">
            <text:p>0,25</text:p>
          </table:table-cell>
          <table:table-cell table:formula="of:=1/([.$A5]*[.$A5])*[.P$2]" office:value-type="float" office:value="0.075" calcext:value-type="float">
            <text:p>0,08</text:p>
          </table:table-cell>
          <table:table-cell table:formula="of:=AVERAGE([.P$4:.P5])" office:value-type="float" office:value="0.1875" calcext:value-type="float">
            <text:p>0,19</text:p>
          </table:table-cell>
          <table:table-cell table:number-columns-repeated="100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formula="of:=[.B$2]" office:value-type="float" office:value="0.25" calcext:value-type="float">
            <text:p>0,25</text:p>
          </table:table-cell>
          <table:table-cell table:formula="of:=AVERAGE([.B$4:.B6])" office:value-type="float" office:value="0.25" calcext:value-type="float">
            <text:p>0,25</text:p>
          </table:table-cell>
          <table:table-cell table:formula="of:=1/[.$A6]*[.D$2]" office:value-type="float" office:value="0.166666666666667" calcext:value-type="float">
            <text:p>0,17</text:p>
          </table:table-cell>
          <table:table-cell table:formula="of:=AVERAGE([.D$4:.D6])" office:value-type="float" office:value="0.305555555555555" calcext:value-type="float">
            <text:p>0,31</text:p>
          </table:table-cell>
          <table:table-cell table:formula="of:=1/[.$A6]*[.F$2]" office:value-type="float" office:value="0.133333333333333" calcext:value-type="float">
            <text:p>0,13</text:p>
          </table:table-cell>
          <table:table-cell table:formula="of:=AVERAGE([.F$4:.F6])" office:value-type="float" office:value="0.244444444444444" calcext:value-type="float">
            <text:p>0,24</text:p>
          </table:table-cell>
          <table:table-cell table:formula="of:=1/[.$A6]*[.H$2]" office:value-type="float" office:value="0.1" calcext:value-type="float">
            <text:p>0,10</text:p>
          </table:table-cell>
          <table:table-cell table:formula="of:=AVERAGE([.H$4:.H6])" office:value-type="float" office:value="0.183333333333333" calcext:value-type="float">
            <text:p>0,18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formula="of:=1/([.$A6]*[.$A6])*[.L$2]" office:value-type="float" office:value="0.0555555555555556" calcext:value-type="float">
            <text:p>0,06</text:p>
          </table:table-cell>
          <table:table-cell table:formula="of:=AVERAGE([.L$4:.L6])" office:value-type="float" office:value="0.226851851851852" calcext:value-type="float">
            <text:p>0,23</text:p>
          </table:table-cell>
          <table:table-cell table:formula="of:=1/([.$A6]*[.$A6])*[.N$2]" office:value-type="float" office:value="0.0444444444444444" calcext:value-type="float">
            <text:p>0,04</text:p>
          </table:table-cell>
          <table:table-cell table:formula="of:=AVERAGE([.N$4:.N6])" office:value-type="float" office:value="0.181481481481482" calcext:value-type="float">
            <text:p>0,18</text:p>
          </table:table-cell>
          <table:table-cell table:formula="of:=1/([.$A6]*[.$A6])*[.P$2]" office:value-type="float" office:value="0.0333333333333333" calcext:value-type="float">
            <text:p>0,03</text:p>
          </table:table-cell>
          <table:table-cell table:formula="of:=AVERAGE([.P$4:.P6])" office:value-type="float" office:value="0.136111111111111" calcext:value-type="float">
            <text:p>0,14</text:p>
          </table:table-cell>
          <table:table-cell table:number-columns-repeated="100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formula="of:=[.B$2]" office:value-type="float" office:value="0.25" calcext:value-type="float">
            <text:p>0,25</text:p>
          </table:table-cell>
          <table:table-cell table:formula="of:=AVERAGE([.B$4:.B7])" office:value-type="float" office:value="0.25" calcext:value-type="float">
            <text:p>0,25</text:p>
          </table:table-cell>
          <table:table-cell table:formula="of:=1/[.$A7]*[.D$2]" office:value-type="float" office:value="0.125" calcext:value-type="float">
            <text:p>0,13</text:p>
          </table:table-cell>
          <table:table-cell table:formula="of:=AVERAGE([.D$4:.D7])" office:value-type="float" office:value="0.260416666666667" calcext:value-type="float">
            <text:p>0,26</text:p>
          </table:table-cell>
          <table:table-cell table:formula="of:=1/[.$A7]*[.F$2]" office:value-type="float" office:value="0.1" calcext:value-type="float">
            <text:p>0,10</text:p>
          </table:table-cell>
          <table:table-cell table:formula="of:=AVERAGE([.F$4:.F7])" office:value-type="float" office:value="0.208333333333333" calcext:value-type="float">
            <text:p>0,21</text:p>
          </table:table-cell>
          <table:table-cell table:formula="of:=1/[.$A7]*[.H$2]" office:value-type="float" office:value="0.075" calcext:value-type="float">
            <text:p>0,08</text:p>
          </table:table-cell>
          <table:table-cell table:formula="of:=AVERAGE([.H$4:.H7])" office:value-type="float" office:value="0.15625" calcext:value-type="float">
            <text:p>0,16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formula="of:=1/([.$A7]*[.$A7])*[.L$2]" office:value-type="float" office:value="0.03125" calcext:value-type="float">
            <text:p>0,03</text:p>
          </table:table-cell>
          <table:table-cell table:formula="of:=AVERAGE([.L$4:.L7])" office:value-type="float" office:value="0.177951388888889" calcext:value-type="float">
            <text:p>0,18</text:p>
          </table:table-cell>
          <table:table-cell table:formula="of:=1/([.$A7]*[.$A7])*[.N$2]" office:value-type="float" office:value="0.025" calcext:value-type="float">
            <text:p>0,03</text:p>
          </table:table-cell>
          <table:table-cell table:formula="of:=AVERAGE([.N$4:.N7])" office:value-type="float" office:value="0.142361111111111" calcext:value-type="float">
            <text:p>0,14</text:p>
          </table:table-cell>
          <table:table-cell table:formula="of:=1/([.$A7]*[.$A7])*[.P$2]" office:value-type="float" office:value="0.01875" calcext:value-type="float">
            <text:p>0,02</text:p>
          </table:table-cell>
          <table:table-cell table:formula="of:=AVERAGE([.P$4:.P7])" office:value-type="float" office:value="0.106770833333333" calcext:value-type="float">
            <text:p>0,11</text:p>
          </table:table-cell>
          <table:table-cell table:number-columns-repeated="100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formula="of:=[.B$2]" office:value-type="float" office:value="0.25" calcext:value-type="float">
            <text:p>0,25</text:p>
          </table:table-cell>
          <table:table-cell table:formula="of:=AVERAGE([.B$4:.B8])" office:value-type="float" office:value="0.25" calcext:value-type="float">
            <text:p>0,25</text:p>
          </table:table-cell>
          <table:table-cell table:formula="of:=1/[.$A8]*[.D$2]" office:value-type="float" office:value="0.1" calcext:value-type="float">
            <text:p>0,10</text:p>
          </table:table-cell>
          <table:table-cell table:formula="of:=AVERAGE([.D$4:.D8])" office:value-type="float" office:value="0.228333333333333" calcext:value-type="float">
            <text:p>0,23</text:p>
          </table:table-cell>
          <table:table-cell table:formula="of:=1/[.$A8]*[.F$2]" office:value-type="float" office:value="0.08" calcext:value-type="float">
            <text:p>0,08</text:p>
          </table:table-cell>
          <table:table-cell table:formula="of:=AVERAGE([.F$4:.F8])" office:value-type="float" office:value="0.182666666666667" calcext:value-type="float">
            <text:p>0,18</text:p>
          </table:table-cell>
          <table:table-cell table:formula="of:=1/[.$A8]*[.H$2]" office:value-type="float" office:value="0.06" calcext:value-type="float">
            <text:p>0,06</text:p>
          </table:table-cell>
          <table:table-cell table:formula="of:=AVERAGE([.H$4:.H8])" office:value-type="float" office:value="0.137" calcext:value-type="float">
            <text:p>0,14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formula="of:=1/([.$A8]*[.$A8])*[.L$2]" office:value-type="float" office:value="0.02" calcext:value-type="float">
            <text:p>0,02</text:p>
          </table:table-cell>
          <table:table-cell table:formula="of:=AVERAGE([.L$4:.L8])" office:value-type="float" office:value="0.146361111111111" calcext:value-type="float">
            <text:p>0,15</text:p>
          </table:table-cell>
          <table:table-cell table:formula="of:=1/([.$A8]*[.$A8])*[.N$2]" office:value-type="float" office:value="0.016" calcext:value-type="float">
            <text:p>0,02</text:p>
          </table:table-cell>
          <table:table-cell table:formula="of:=AVERAGE([.N$4:.N8])" office:value-type="float" office:value="0.117088888888889" calcext:value-type="float">
            <text:p>0,12</text:p>
          </table:table-cell>
          <table:table-cell table:formula="of:=1/([.$A8]*[.$A8])*[.P$2]" office:value-type="float" office:value="0.012" calcext:value-type="float">
            <text:p>0,01</text:p>
          </table:table-cell>
          <table:table-cell table:formula="of:=AVERAGE([.P$4:.P8])" office:value-type="float" office:value="0.0878166666666667" calcext:value-type="float">
            <text:p>0,09</text:p>
          </table:table-cell>
          <table:table-cell table:number-columns-repeated="100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formula="of:=[.B$2]" office:value-type="float" office:value="0.25" calcext:value-type="float">
            <text:p>0,25</text:p>
          </table:table-cell>
          <table:table-cell table:formula="of:=AVERAGE([.B$4:.B9])" office:value-type="float" office:value="0.25" calcext:value-type="float">
            <text:p>0,25</text:p>
          </table:table-cell>
          <table:table-cell table:formula="of:=1/[.$A9]*[.D$2]" office:value-type="float" office:value="0.0833333333333333" calcext:value-type="float">
            <text:p>0,08</text:p>
          </table:table-cell>
          <table:table-cell table:formula="of:=AVERAGE([.D$4:.D9])" office:value-type="float" office:value="0.204166666666667" calcext:value-type="float">
            <text:p>0,20</text:p>
          </table:table-cell>
          <table:table-cell table:formula="of:=1/[.$A9]*[.F$2]" office:value-type="float" office:value="0.0666666666666667" calcext:value-type="float">
            <text:p>0,07</text:p>
          </table:table-cell>
          <table:table-cell table:formula="of:=AVERAGE([.F$4:.F9])" office:value-type="float" office:value="0.163333333333333" calcext:value-type="float">
            <text:p>0,16</text:p>
          </table:table-cell>
          <table:table-cell table:formula="of:=1/[.$A9]*[.H$2]" office:value-type="float" office:value="0.05" calcext:value-type="float">
            <text:p>0,05</text:p>
          </table:table-cell>
          <table:table-cell table:formula="of:=AVERAGE([.H$4:.H9])" office:value-type="float" office:value="0.1225" calcext:value-type="float">
            <text:p>0,12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formula="of:=1/([.$A9]*[.$A9])*[.L$2]" office:value-type="float" office:value="0.0138888888888889" calcext:value-type="float">
            <text:p>0,01</text:p>
          </table:table-cell>
          <table:table-cell table:formula="of:=AVERAGE([.L$4:.L9])" office:value-type="float" office:value="0.124282407407407" calcext:value-type="float">
            <text:p>0,12</text:p>
          </table:table-cell>
          <table:table-cell table:formula="of:=1/([.$A9]*[.$A9])*[.N$2]" office:value-type="float" office:value="0.0111111111111111" calcext:value-type="float">
            <text:p>0,01</text:p>
          </table:table-cell>
          <table:table-cell table:formula="of:=AVERAGE([.N$4:.N9])" office:value-type="float" office:value="0.0994259259259259" calcext:value-type="float">
            <text:p>0,10</text:p>
          </table:table-cell>
          <table:table-cell table:formula="of:=1/([.$A9]*[.$A9])*[.P$2]" office:value-type="float" office:value="0.00833333333333333" calcext:value-type="float">
            <text:p>0,01</text:p>
          </table:table-cell>
          <table:table-cell table:formula="of:=AVERAGE([.P$4:.P9])" office:value-type="float" office:value="0.0745694444444445" calcext:value-type="float">
            <text:p>0,07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office:value-type="string" calcext:value-type="string">
            <text:p>n^-1</text:p>
          </table:table-cell>
          <table:table-cell table:number-columns-repeated="6"/>
          <table:table-cell table:style-name="ce3"/>
          <table:table-cell office:value-type="string" calcext:value-type="string">
            <text:p>n^-2</text:p>
          </table:table-cell>
          <table:table-cell table:number-columns-repeated="1010"/>
        </table:table-row>
        <table:table-row table:style-name="ro1">
          <table:table-cell table:style-name="ce3" table:number-columns-repeated="3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Default"/>
          <table:table-cell table:style-name="ce4" office:value-type="float" office:value="0.25" calcext:value-type="float">
            <text:p>0,25</text:p>
          </table:table-cell>
          <table:table-cell table:style-name="Default"/>
          <table:table-cell office:value-type="float" office:value="0.5" calcext:value-type="float">
            <text:p>0,50</text:p>
          </table:table-cell>
          <table:table-cell/>
          <table:table-cell office:value-type="float" office:value="0.4" calcext:value-type="float">
            <text:p>0,40</text:p>
          </table:table-cell>
          <table:table-cell/>
          <table:table-cell office:value-type="float" office:value="0.3" calcext:value-type="float">
            <text:p>0,30</text:p>
          </table:table-cell>
          <table:table-cell table:number-columns-repeated="2"/>
          <table:table-cell table:style-name="Default"/>
          <table:table-cell office:value-type="float" office:value="0.5" calcext:value-type="float">
            <text:p>0,50</text:p>
          </table:table-cell>
          <table:table-cell/>
          <table:table-cell office:value-type="float" office:value="0.4" calcext:value-type="float">
            <text:p>0,40</text:p>
          </table:table-cell>
          <table:table-cell/>
          <table:table-cell office:value-type="float" office:value="0.3" calcext:value-type="float">
            <text:p>0,3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5" office:value-type="string" calcext:value-type="string">
            <text:p>const</text:p>
          </table:table-cell>
          <table:table-cell table:style-name="ce5" office:value-type="string" calcext:value-type="string">
            <text:p>Mittel</text:p>
          </table:table-cell>
          <table:table-cell table:style-name="ce5" office:value-type="string" calcext:value-type="string">
            <text:p>1/wurz(n)</text:p>
          </table:table-cell>
          <table:table-cell table:style-name="ce5" office:value-type="string" calcext:value-type="string">
            <text:p>Mittel</text:p>
          </table:table-cell>
          <table:table-cell table:style-name="ce5" office:value-type="string" calcext:value-type="string">
            <text:p>1/wurz(n)</text:p>
          </table:table-cell>
          <table:table-cell table:style-name="ce5" office:value-type="string" calcext:value-type="string">
            <text:p>Mittel</text:p>
          </table:table-cell>
          <table:table-cell table:style-name="ce5" office:value-type="string" calcext:value-type="string">
            <text:p>1/wurz(n)</text:p>
          </table:table-cell>
          <table:table-cell table:style-name="ce5" office:value-type="string" calcext:value-type="string">
            <text:p>Mittel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5" office:value-type="string" calcext:value-type="string">
            <text:p>n^-0.75</text:p>
          </table:table-cell>
          <table:table-cell table:style-name="ce5" office:value-type="string" calcext:value-type="string">
            <text:p>Mittel</text:p>
          </table:table-cell>
          <table:table-cell table:style-name="ce5" office:value-type="string" calcext:value-type="string">
            <text:p>n^-0.75</text:p>
          </table:table-cell>
          <table:table-cell table:style-name="ce5" office:value-type="string" calcext:value-type="string">
            <text:p>Mittel</text:p>
          </table:table-cell>
          <table:table-cell table:style-name="ce5" office:value-type="string" calcext:value-type="string">
            <text:p>n^-0.75</text:p>
          </table:table-cell>
          <table:table-cell table:style-name="ce5" office:value-type="string" calcext:value-type="string">
            <text:p>Mittel</text:p>
          </table:table-cell>
          <table:table-cell table:number-columns-repeated="100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formula="of:=[.B$12]" office:value-type="float" office:value="0.25" calcext:value-type="float">
            <text:p>0,25</text:p>
          </table:table-cell>
          <table:table-cell/>
          <table:table-cell table:formula="of:=1/SQRT([.$A14])*[.D$12]" office:value-type="float" office:value="0.5" calcext:value-type="float">
            <text:p>0,50</text:p>
          </table:table-cell>
          <table:table-cell/>
          <table:table-cell table:formula="of:=1/SQRT([.$A14])*[.F$12]" office:value-type="float" office:value="0.4" calcext:value-type="float">
            <text:p>0,40</text:p>
          </table:table-cell>
          <table:table-cell/>
          <table:table-cell table:formula="of:=1/SQRT([.$A14])*[.H$12]" office:value-type="float" office:value="0.3" calcext:value-type="float">
            <text:p>0,30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formula="of:=POWER([.$A14]; -0.75)*[.L$12]" office:value-type="float" office:value="0.5" calcext:value-type="float">
            <text:p>0,50</text:p>
          </table:table-cell>
          <table:table-cell/>
          <table:table-cell table:formula="of:=POWER([.$A14]; -0.75)*[.N$12]" office:value-type="float" office:value="0.4" calcext:value-type="float">
            <text:p>0,40</text:p>
          </table:table-cell>
          <table:table-cell/>
          <table:table-cell table:formula="of:=POWER([.$A14]; -0.75)*[.P$12]" office:value-type="float" office:value="0.3" calcext:value-type="float">
            <text:p>0,30</text:p>
          </table:table-cell>
          <table:table-cell table:number-columns-repeated="100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formula="of:=[.B$12]" office:value-type="float" office:value="0.25" calcext:value-type="float">
            <text:p>0,25</text:p>
          </table:table-cell>
          <table:table-cell table:formula="of:=AVERAGE([.B$14:.B15])" office:value-type="float" office:value="0.25" calcext:value-type="float">
            <text:p>0,25</text:p>
          </table:table-cell>
          <table:table-cell table:formula="of:=1/SQRT([.$A15])*[.D$12]" office:value-type="float" office:value="0.353553390593274" calcext:value-type="float">
            <text:p>0,35</text:p>
          </table:table-cell>
          <table:table-cell table:formula="of:=AVERAGE([.D$14:.D15])" office:value-type="float" office:value="0.426776695296637" calcext:value-type="float">
            <text:p>0,43</text:p>
          </table:table-cell>
          <table:table-cell table:formula="of:=1/SQRT([.$A15])*[.F$12]" office:value-type="float" office:value="0.282842712474619" calcext:value-type="float">
            <text:p>0,28</text:p>
          </table:table-cell>
          <table:table-cell table:formula="of:=AVERAGE([.F$14:.F15])" office:value-type="float" office:value="0.341421356237309" calcext:value-type="float">
            <text:p>0,34</text:p>
          </table:table-cell>
          <table:table-cell table:formula="of:=1/SQRT([.$A15])*[.H$12]" office:value-type="float" office:value="0.212132034355964" calcext:value-type="float">
            <text:p>0,21</text:p>
          </table:table-cell>
          <table:table-cell table:formula="of:=AVERAGE([.H$14:.H15])" office:value-type="float" office:value="0.256066017177982" calcext:value-type="float">
            <text:p>0,26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formula="of:=POWER([.$A15]; -0.75)*[.L$12]" office:value-type="float" office:value="0.29730177875068" calcext:value-type="float">
            <text:p>0,30</text:p>
          </table:table-cell>
          <table:table-cell table:formula="of:=AVERAGE([.L$14:.L15])" office:value-type="float" office:value="0.39865088937534" calcext:value-type="float">
            <text:p>0,40</text:p>
          </table:table-cell>
          <table:table-cell table:formula="of:=POWER([.$A15]; -0.75)*[.N$12]" office:value-type="float" office:value="0.237841423000544" calcext:value-type="float">
            <text:p>0,24</text:p>
          </table:table-cell>
          <table:table-cell table:formula="of:=AVERAGE([.N$14:.N15])" office:value-type="float" office:value="0.318920711500272" calcext:value-type="float">
            <text:p>0,32</text:p>
          </table:table-cell>
          <table:table-cell table:formula="of:=POWER([.$A15]; -0.75)*[.P$12]" office:value-type="float" office:value="0.178381067250408" calcext:value-type="float">
            <text:p>0,18</text:p>
          </table:table-cell>
          <table:table-cell table:formula="of:=AVERAGE([.P$14:.P15])" office:value-type="float" office:value="0.239190533625204" calcext:value-type="float">
            <text:p>0,24</text:p>
          </table:table-cell>
          <table:table-cell table:number-columns-repeated="100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formula="of:=[.B$12]" office:value-type="float" office:value="0.25" calcext:value-type="float">
            <text:p>0,25</text:p>
          </table:table-cell>
          <table:table-cell table:formula="of:=AVERAGE([.B$14:.B16])" office:value-type="float" office:value="0.25" calcext:value-type="float">
            <text:p>0,25</text:p>
          </table:table-cell>
          <table:table-cell table:formula="of:=1/SQRT([.$A16])*[.D$12]" office:value-type="float" office:value="0.288675134594813" calcext:value-type="float">
            <text:p>0,29</text:p>
          </table:table-cell>
          <table:table-cell table:formula="of:=AVERAGE([.D$14:.D16])" office:value-type="float" office:value="0.380742841729362" calcext:value-type="float">
            <text:p>0,38</text:p>
          </table:table-cell>
          <table:table-cell table:formula="of:=1/SQRT([.$A16])*[.F$12]" office:value-type="float" office:value="0.23094010767585" calcext:value-type="float">
            <text:p>0,23</text:p>
          </table:table-cell>
          <table:table-cell table:formula="of:=AVERAGE([.F$14:.F16])" office:value-type="float" office:value="0.30459427338349" calcext:value-type="float">
            <text:p>0,30</text:p>
          </table:table-cell>
          <table:table-cell table:formula="of:=1/SQRT([.$A16])*[.H$12]" office:value-type="float" office:value="0.173205080756888" calcext:value-type="float">
            <text:p>0,17</text:p>
          </table:table-cell>
          <table:table-cell table:formula="of:=AVERAGE([.H$14:.H16])" office:value-type="float" office:value="0.228445705037617" calcext:value-type="float">
            <text:p>0,23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formula="of:=POWER([.$A16]; -0.75)*[.L$12]" office:value-type="float" office:value="0.219345668825415" calcext:value-type="float">
            <text:p>0,22</text:p>
          </table:table-cell>
          <table:table-cell table:formula="of:=AVERAGE([.L$14:.L16])" office:value-type="float" office:value="0.338882482525365" calcext:value-type="float">
            <text:p>0,34</text:p>
          </table:table-cell>
          <table:table-cell table:formula="of:=POWER([.$A16]; -0.75)*[.N$12]" office:value-type="float" office:value="0.175476535060332" calcext:value-type="float">
            <text:p>0,18</text:p>
          </table:table-cell>
          <table:table-cell table:formula="of:=AVERAGE([.N$14:.N16])" office:value-type="float" office:value="0.271105986020292" calcext:value-type="float">
            <text:p>0,27</text:p>
          </table:table-cell>
          <table:table-cell table:formula="of:=POWER([.$A16]; -0.75)*[.P$12]" office:value-type="float" office:value="0.131607401295249" calcext:value-type="float">
            <text:p>0,13</text:p>
          </table:table-cell>
          <table:table-cell table:formula="of:=AVERAGE([.P$14:.P16])" office:value-type="float" office:value="0.203329489515219" calcext:value-type="float">
            <text:p>0,20</text:p>
          </table:table-cell>
          <table:table-cell table:number-columns-repeated="100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formula="of:=[.B$12]" office:value-type="float" office:value="0.25" calcext:value-type="float">
            <text:p>0,25</text:p>
          </table:table-cell>
          <table:table-cell table:formula="of:=AVERAGE([.B$14:.B17])" office:value-type="float" office:value="0.25" calcext:value-type="float">
            <text:p>0,25</text:p>
          </table:table-cell>
          <table:table-cell table:formula="of:=1/SQRT([.$A17])*[.D$12]" office:value-type="float" office:value="0.25" calcext:value-type="float">
            <text:p>0,25</text:p>
          </table:table-cell>
          <table:table-cell table:formula="of:=AVERAGE([.D$14:.D17])" office:value-type="float" office:value="0.348057131297022" calcext:value-type="float">
            <text:p>0,35</text:p>
          </table:table-cell>
          <table:table-cell table:formula="of:=1/SQRT([.$A17])*[.F$12]" office:value-type="float" office:value="0.2" calcext:value-type="float">
            <text:p>0,20</text:p>
          </table:table-cell>
          <table:table-cell table:formula="of:=AVERAGE([.F$14:.F17])" office:value-type="float" office:value="0.278445705037617" calcext:value-type="float">
            <text:p>0,28</text:p>
          </table:table-cell>
          <table:table-cell table:formula="of:=1/SQRT([.$A17])*[.H$12]" office:value-type="float" office:value="0.15" calcext:value-type="float">
            <text:p>0,15</text:p>
          </table:table-cell>
          <table:table-cell table:formula="of:=AVERAGE([.H$14:.H17])" office:value-type="float" office:value="0.208834278778213" calcext:value-type="float">
            <text:p>0,2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formula="of:=POWER([.$A17]; -0.75)*[.L$12]" office:value-type="float" office:value="0.176776695296637" calcext:value-type="float">
            <text:p>0,18</text:p>
          </table:table-cell>
          <table:table-cell table:formula="of:=AVERAGE([.L$14:.L17])" office:value-type="float" office:value="0.298356035718183" calcext:value-type="float">
            <text:p>0,30</text:p>
          </table:table-cell>
          <table:table-cell table:formula="of:=POWER([.$A17]; -0.75)*[.N$12]" office:value-type="float" office:value="0.14142135623731" calcext:value-type="float">
            <text:p>0,14</text:p>
          </table:table-cell>
          <table:table-cell table:formula="of:=AVERAGE([.N$14:.N17])" office:value-type="float" office:value="0.238684828574547" calcext:value-type="float">
            <text:p>0,24</text:p>
          </table:table-cell>
          <table:table-cell table:formula="of:=POWER([.$A17]; -0.75)*[.P$12]" office:value-type="float" office:value="0.106066017177982" calcext:value-type="float">
            <text:p>0,11</text:p>
          </table:table-cell>
          <table:table-cell table:formula="of:=AVERAGE([.P$14:.P17])" office:value-type="float" office:value="0.17901362143091" calcext:value-type="float">
            <text:p>0,18</text:p>
          </table:table-cell>
          <table:table-cell table:number-columns-repeated="100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formula="of:=[.B$12]" office:value-type="float" office:value="0.25" calcext:value-type="float">
            <text:p>0,25</text:p>
          </table:table-cell>
          <table:table-cell table:formula="of:=AVERAGE([.B$14:.B18])" office:value-type="float" office:value="0.25" calcext:value-type="float">
            <text:p>0,25</text:p>
          </table:table-cell>
          <table:table-cell table:formula="of:=1/SQRT([.$A18])*[.D$12]" office:value-type="float" office:value="0.223606797749979" calcext:value-type="float">
            <text:p>0,22</text:p>
          </table:table-cell>
          <table:table-cell table:formula="of:=AVERAGE([.D$14:.D18])" office:value-type="float" office:value="0.323167064587613" calcext:value-type="float">
            <text:p>0,32</text:p>
          </table:table-cell>
          <table:table-cell table:formula="of:=1/SQRT([.$A18])*[.F$12]" office:value-type="float" office:value="0.178885438199983" calcext:value-type="float">
            <text:p>0,18</text:p>
          </table:table-cell>
          <table:table-cell table:formula="of:=AVERAGE([.F$14:.F18])" office:value-type="float" office:value="0.25853365167009" calcext:value-type="float">
            <text:p>0,26</text:p>
          </table:table-cell>
          <table:table-cell table:formula="of:=1/SQRT([.$A18])*[.H$12]" office:value-type="float" office:value="0.134164078649987" calcext:value-type="float">
            <text:p>0,13</text:p>
          </table:table-cell>
          <table:table-cell table:formula="of:=AVERAGE([.H$14:.H18])" office:value-type="float" office:value="0.193900238752568" calcext:value-type="float">
            <text:p>0,19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formula="of:=POWER([.$A18]; -0.75)*[.L$12]" office:value-type="float" office:value="0.149534878122122" calcext:value-type="float">
            <text:p>0,15</text:p>
          </table:table-cell>
          <table:table-cell table:formula="of:=AVERAGE([.L$14:.L18])" office:value-type="float" office:value="0.268591804198971" calcext:value-type="float">
            <text:p>0,27</text:p>
          </table:table-cell>
          <table:table-cell table:formula="of:=POWER([.$A18]; -0.75)*[.N$12]" office:value-type="float" office:value="0.119627902497698" calcext:value-type="float">
            <text:p>0,12</text:p>
          </table:table-cell>
          <table:table-cell table:formula="of:=AVERAGE([.N$14:.N18])" office:value-type="float" office:value="0.214873443359177" calcext:value-type="float">
            <text:p>0,21</text:p>
          </table:table-cell>
          <table:table-cell table:formula="of:=POWER([.$A18]; -0.75)*[.P$12]" office:value-type="float" office:value="0.0897209268732732" calcext:value-type="float">
            <text:p>0,09</text:p>
          </table:table-cell>
          <table:table-cell table:formula="of:=AVERAGE([.P$14:.P18])" office:value-type="float" office:value="0.161155082519383" calcext:value-type="float">
            <text:p>0,16</text:p>
          </table:table-cell>
          <table:table-cell table:number-columns-repeated="100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formula="of:=[.B$12]" office:value-type="float" office:value="0.25" calcext:value-type="float">
            <text:p>0,25</text:p>
          </table:table-cell>
          <table:table-cell table:formula="of:=AVERAGE([.B$14:.B19])" office:value-type="float" office:value="0.25" calcext:value-type="float">
            <text:p>0,25</text:p>
          </table:table-cell>
          <table:table-cell table:formula="of:=1/SQRT([.$A19])*[.D$12]" office:value-type="float" office:value="0.204124145231932" calcext:value-type="float">
            <text:p>0,20</text:p>
          </table:table-cell>
          <table:table-cell table:formula="of:=AVERAGE([.D$14:.D19])" office:value-type="float" office:value="0.303326578028333" calcext:value-type="float">
            <text:p>0,30</text:p>
          </table:table-cell>
          <table:table-cell table:formula="of:=1/SQRT([.$A19])*[.F$12]" office:value-type="float" office:value="0.163299316185545" calcext:value-type="float">
            <text:p>0,16</text:p>
          </table:table-cell>
          <table:table-cell table:formula="of:=AVERAGE([.F$14:.F19])" office:value-type="float" office:value="0.242661262422666" calcext:value-type="float">
            <text:p>0,24</text:p>
          </table:table-cell>
          <table:table-cell table:formula="of:=1/SQRT([.$A19])*[.H$12]" office:value-type="float" office:value="0.122474487139159" calcext:value-type="float">
            <text:p>0,12</text:p>
          </table:table-cell>
          <table:table-cell table:formula="of:=AVERAGE([.H$14:.H19])" office:value-type="float" office:value="0.181995946817" calcext:value-type="float">
            <text:p>0,18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formula="of:=POWER([.$A19]; -0.75)*[.L$12]" office:value-type="float" office:value="0.130423715006107" calcext:value-type="float">
            <text:p>0,13</text:p>
          </table:table-cell>
          <table:table-cell table:formula="of:=AVERAGE([.L$14:.L19])" office:value-type="float" office:value="0.245563789333494" calcext:value-type="float">
            <text:p>0,25</text:p>
          </table:table-cell>
          <table:table-cell table:formula="of:=POWER([.$A19]; -0.75)*[.N$12]" office:value-type="float" office:value="0.104338972004886" calcext:value-type="float">
            <text:p>0,10</text:p>
          </table:table-cell>
          <table:table-cell table:formula="of:=AVERAGE([.N$14:.N19])" office:value-type="float" office:value="0.196451031466795" calcext:value-type="float">
            <text:p>0,20</text:p>
          </table:table-cell>
          <table:table-cell table:formula="of:=POWER([.$A19]; -0.75)*[.P$12]" office:value-type="float" office:value="0.0782542290036644" calcext:value-type="float">
            <text:p>0,08</text:p>
          </table:table-cell>
          <table:table-cell table:formula="of:=AVERAGE([.P$14:.P19])" office:value-type="float" office:value="0.147338273600096" calcext:value-type="float">
            <text:p>0,15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n^-0.5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Im Prinzip wär es ok, so eine oder mehrere zur Auswahl zu ho.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 calcext:value-type="string">
            <text:p>Aber die Darstellung iy a Problem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 calcext:value-type="string">
            <text:p>Vllt mit ara Extra-Seit !? Experten-Einstellungen? Nö, unschön, weil man dann nimme alle Einstellungen abfotografieren kon. 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26T12:47:46.369000000</meta:creation-date>
    <dc:date>2025-04-26T14:34:05.488000000</dc:date>
    <meta:editing-duration>PT1H36M7S</meta:editing-duration>
    <meta:editing-cycles>4</meta:editing-cycles>
    <meta:generator>LibreOffice/6.0.7.3$Windows_X86_64 LibreOffice_project/dc89aa7a9eabfd848af146d5086077aeed2ae4a5</meta:generator>
    <meta:document-statistic meta:table-count="1" meta:cell-count="230" meta:object-count="0"/>
  </office:meta>
</office:document-meta>
</file>